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232a" officeooo:paragraph-rsid="000723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(Resumo, Objetivo) -&gt; UC1 - Verificar seleção de categoria e busca de </text:p>
      <text:p text:style-name="P1">produto.</text:p>
      <text:p text:style-name="P1"/>
      <text:p text:style-name="P1">Pré-Condições -&gt; Ter feito o login com senha no sistema, abrir o pedido de </text:p>
      <text:p text:style-name="P1">uma mesa e ter selecionado uma categoria da lista para buscar produto.</text:p>
      <text:p text:style-name="P1"/>
      <text:p text:style-name="P1">Entradas -&gt;</text:p>
      <text:p text:style-name="P1"/>
      <text:p text:style-name="P1"><text:tab/> <text:tab/>1. Inserir login e senha na tela de login;</text:p>
      <text:p text:style-name="P1"/>
      <text:p text:style-name="P1"><text:tab/><text:tab/>2. Entrar com um novo pedido na tela de pedido da mesa;</text:p>
      <text:p text:style-name="P1"><text:tab/><text:tab/></text:p>
      <text:p text:style-name="P1"><text:tab/><text:tab/>3. Selecionar uma categoria da lista da tela de Menu.</text:p>
      <text:p text:style-name="P1"/>
      <text:p text:style-name="P1">Resultado Esperado -&gt;</text:p>
      <text:p text:style-name="P1"/>
      <text:p text:style-name="P1"><text:tab/><text:tab/>1.1. Login bem-sucedido, prosseguir para a tela de pedido;</text:p>
      <text:p text:style-name="P1"><text:tab/><text:tab/>1.2. Login falha, exibir mensagem de falha e opção para </text:p>
      <text:p text:style-name="P1"><text:tab/><text:tab/> <text:s text:c="4"/>nova tentativa.</text:p>
      <text:p text:style-name="P1"/>
      <text:p text:style-name="P1"><text:tab/><text:tab/>2.1. Mesa selecionada, prosseguir para a tela de Menu.</text:p>
      <text:p text:style-name="P1"><text:tab/><text:tab/>2.2. Mesa inválida, exibir mensagem de mesa inválida e <text:tab/><text:tab/></text:p>
      <text:p text:style-name="P1"><text:s text:c="5"/><text:tab/> <text:s/><text:tab/> <text:s text:c="4"/>fornecer opção para nova tentativa.</text:p>
      <text:p text:style-name="P1"/>
      <text:p text:style-name="P1"><text:tab/><text:tab/>3. <text:s text:c="2"/>Prosseguir para a busca de produto.</text:p>
      <text:p text:style-name="P1"/>
      <text:p text:style-name="P1">Pós-Condições -&gt; REQ1 realiz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08:51:12.149000000</meta:creation-date>
    <dc:date>2014-08-28T08:52:37.047000000</dc:date>
    <meta:editing-duration>P0D</meta:editing-duration>
    <meta:editing-cycles>1</meta:editing-cycles>
    <meta:generator>LibreOffice/4.2.0.4$Windows_x86 LibreOffice_project/05dceb5d363845f2cf968344d7adab8dcfb2ba71</meta:generator>
    <meta:document-statistic meta:table-count="0" meta:image-count="0" meta:object-count="0" meta:page-count="1" meta:paragraph-count="18" meta:word-count="133" meta:character-count="806" meta:non-whitespace-character-count="642"/>
  </office:meta>
</office:document-meta>
</file>